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8f3" officeooo:paragraph-rsid="000be8f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be8f3" officeooo:paragraph-rsid="000be8f3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be8f3" officeooo:paragraph-rsid="000be8f3"/>
    </style:style>
    <style:style style:name="P4" style:family="paragraph" style:parent-style-name="Standard">
      <style:text-properties officeooo:rsid="000cd8cd" officeooo:paragraph-rsid="000cd8cd"/>
    </style:style>
    <style:style style:name="P5" style:family="paragraph" style:parent-style-name="Standard">
      <style:paragraph-properties fo:text-align="center" style:justify-single-word="false"/>
      <style:text-properties officeooo:rsid="000cd8cd" officeooo:paragraph-rsid="000cd8cd"/>
    </style:style>
    <style:style style:name="P6" style:family="paragraph" style:parent-style-name="Standard">
      <style:paragraph-properties fo:text-align="start" style:justify-single-word="false"/>
      <style:text-properties officeooo:rsid="000cd8cd" officeooo:paragraph-rsid="000cd8c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cd8cd" officeooo:paragraph-rsid="000cd8c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ca09" officeooo:paragraph-rsid="000eca0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eca09" officeooo:paragraph-rsid="000eca09" style:font-weight-asian="bold" style:font-weight-complex="bold"/>
    </style:style>
    <style:style style:name="P10" style:family="paragraph" style:parent-style-name="Standard">
      <style:text-properties fo:font-weight="bold" officeooo:rsid="00140f37" officeooo:paragraph-rsid="00140f3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0eca09" officeooo:paragraph-rsid="000eca09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0f9c59" officeooo:paragraph-rsid="000f9c5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0e45e" officeooo:paragraph-rsid="0010e45e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2950f" officeooo:paragraph-rsid="0012950f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normal" fo:font-weight="bold" officeooo:rsid="0012950f" officeooo:paragraph-rsid="0012950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4d460" officeooo:paragraph-rsid="0014d46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fo:font-weight="bold" officeooo:rsid="00167d64" officeooo:paragraph-rsid="00167d64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officeooo:rsid="001752d6" officeooo:paragraph-rsid="001752d6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fo:font-weight="bold" officeooo:rsid="0012950f" officeooo:paragraph-rsid="0012950f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752d6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950f" style:font-weight-asian="normal" style:font-weight-complex="normal"/>
    </style:style>
    <style:style style:name="T7" style:family="text">
      <style:text-properties fo:font-weight="normal" officeooo:rsid="00140f37" style:font-weight-asian="normal" style:font-weight-complex="normal"/>
    </style:style>
    <style:style style:name="T8" style:family="text">
      <style:text-properties fo:font-weight="normal" officeooo:rsid="001752d6" style:font-weight-asian="normal" style:font-weight-complex="normal"/>
    </style:style>
    <style:style style:name="T9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0" style:family="text">
      <style:text-properties officeooo:rsid="0012950f"/>
    </style:style>
    <style:style style:name="T11" style:family="text">
      <style:text-properties officeooo:rsid="001752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Python - eXcript</text:p>
      <text:p text:style-name="P1"/>
      <text:p text:style-name="P1">Uma linguagem simples, muito visada no mercado</text:p>
      <text:p text:style-name="P1"/>
      <text:p text:style-name="P10">Aulas Iniciais – <text:span text:style-name="T5">Explicação das vantagens e apresentação da linguagem</text:span></text:p>
      <text:p text:style-name="P10"><text:span text:style-name="T5"/></text:p>
      <text:p text:style-name="P1">Recursos:</text:p>
      <text:p text:style-name="P1"><text:tab/>-Facil de Aprender</text:p>
      <text:p text:style-name="P1"><text:tab/>-Facil Leitura</text:p>
      <text:p text:style-name="P1"><text:tab/>-Facil Manutenção</text:p>
      <text:p text:style-name="P1"><text:tab/>-Multiplataforma</text:p>
      <text:p text:style-name="P1"><text:tab/>-Modo Interativo</text:p>
      <text:p text:style-name="P1"><text:tab/>-Extensível, <text:span text:style-name="T1">é possivel misturar com mais linguagens</text:span></text:p>
      <text:p text:style-name="P1"><text:tab/>-Fácil acesso ao Banco de Dados</text:p>
      <text:p text:style-name="P1"><text:tab/>-GUI – <text:span text:style-name="T1">Boa biblioteca para interface de usuário</text:span></text:p>
      <text:p text:style-name="P1"><text:tab/>-Escalável – <text:span text:style-name="T1">Boa evolução durante o desenvolvimento do sistema criado</text:span></text:p>
      <text:p text:style-name="P1"><text:tab/>-Multiparadigma – <text:span text:style-name="T1">Uma linguagem completa e simples, economica em diversos aspectos</text:span></text:p>
      <text:p text:style-name="P1"><text:tab/>-Script ou Compilada</text:p>
      <text:p text:style-name="P1"/>
      <text:p text:style-name="P4"><text:span text:style-name="T4">Aula 16</text:span> – Tipos de Dados</text:p>
      <text:p text:style-name="P4"><text:tab/>As variaves não precisam ser declaradas previamente, atravez dos dados atribuidos já é “declarado” o tipo</text:p>
      <text:p text:style-name="P4"/>
      <text:p text:style-name="P4">Casting – Método que faz a conversão de tipos entre as váriaveis</text:p>
      <text:p text:style-name="P5"><text:span text:style-name="T4">Declaração:</text:span> str(“variavel”) – Converte a variavel em String</text:p>
      <text:p text:style-name="P5"/>
      <text:p text:style-name="P6"><text:span text:style-name="T4">Aula 15 </text:span>– Entrada de Dados</text:p>
      <text:p text:style-name="P5"><text:span text:style-name="T4">Comando: </text:span>variavel = input(“Mensagem para o usúario”)</text:p>
      <text:p text:style-name="P6"/>
      <text:p text:style-name="P6">É possível mostrar o conteudo das variaveis desta forma:</text:p>
      <text:p text:style-name="P7">print<text:span text:style-name="T5">(“O primeiro valor é: </text:span>%A, <text:span text:style-name="T5">e o segundo valor é: </text:span>%B<text:span text:style-name="T5"> ” </text:span>%<text:span text:style-name="T6">(</text:span>”Variavel A” ”Variavel B”<text:span text:style-name="T10">)</text:span><text:span text:style-name="T5">”)</text:span></text:p>
      <text:p text:style-name="P7"><text:span text:style-name="T5"/></text:p>
      <text:p text:style-name="P8">Aula 19 – <text:span text:style-name="T5">Operadores Relacionais</text:span></text:p>
      <text:p text:style-name="P8"><text:span text:style-name="T5"/></text:p>
      <text:p text:style-name="P9"><text:span text:style-name="T5"><text:tab/>(=) Igualdade - (==) - </text:span><text:span text:style-name="T2">A == A = True</text:span></text:p>
      <text:p text:style-name="P9"><text:span text:style-name="T5"><text:tab/>(</text:span><text:span text:style-name="T9">≠</text:span><text:span text:style-name="T5">) Diferente - (!=) <text:s/>- </text:span><text:span text:style-name="T2">A != A = False</text:span></text:p>
      <text:p text:style-name="P9"><text:span text:style-name="T2"/></text:p>
      <text:p text:style-name="P11">Aula 20 – <text:span text:style-name="T5">Tomadas de Decisões – If e Else</text:span></text:p>
      <text:p text:style-name="P11">Se, Senão (If and Else):<text:tab/>if(“Condição”):<text:span text:style-name="T5"> #Se for verdadeira, execute…</text:span></text:p>
      <text:p text:style-name="P11"><text:span text:style-name="T5"><text:tab/><text:tab/><text:tab/><text:tab/><text:tab/>“Intruções caso seja verdadeira”</text:span></text:p>
      <text:p text:style-name="P11"><text:span text:style-name="T5"/></text:p>
      <text:p text:style-name="P11"><text:span text:style-name="T5"><text:tab/><text:tab/><text:tab/><text:tab/></text:span>elif(“Segunda Condição”):<text:span text:style-name="T5"> #Se esta condição for verdadeira...</text:span></text:p>
      <text:p text:style-name="P11"><text:span text:style-name="T5"><text:tab/><text:tab/><text:tab/><text:tab/><text:tab/>“Intruções caso a condição seja satisfeta”</text:span></text:p>
      <text:p text:style-name="P11"><text:span text:style-name="T5"/></text:p>
      <text:p text:style-name="P11"><text:span text:style-name="T5"><text:tab/><text:tab/><text:tab/><text:tab/></text:span>else:<text:span text:style-name="T5"> #Caso nenhuma acima seja verdadeira, execute...</text:span></text:p>
      <text:p text:style-name="P11"><text:span text:style-name="T5"><text:tab/><text:tab/><text:tab/><text:tab/><text:tab/>“Instruções caso as condições acima seja falso”</text:span></text:p>
      <text:p text:style-name="P11"><text:span text:style-name="T5"/></text:p>
      <text:p text:style-name="P12">Seleção (Switch, Case):<text:tab/>switch(“variavel”): <text:span text:style-name="T5">#Variavel que pode receber qualquer valor</text:span></text:p>
      <text:p text:style-name="P12"><text:span text:style-name="T5"><text:tab/><text:tab/><text:tab/><text:tab/><text:tab/></text:span>case 1: <text:span text:style-name="T5">“Executa esta intrução caso seja satisfeita”</text:span></text:p>
      <text:p text:style-name="P12"><text:tab/><text:tab/><text:tab/><text:tab/><text:tab/>case 2:<text:tab/> <text:span text:style-name="T5">“Este caso se a variavel”</text:span></text:p>
      <text:p text:style-name="P12"><text:tab/><text:tab/><text:tab/><text:tab/><text:tab/>case 3: <text:span text:style-name="T5">“Faz esta intrução caso seja selecionada”</text:span></text:p>
      <text:p text:style-name="P12"><text:span text:style-name="T5"/></text:p>
      <text:p text:style-name="P12"><text:soft-page-break/><text:span text:style-name="T5"/></text:p>
      <text:p text:style-name="P12"><text:span text:style-name="T5"/></text:p>
      <text:p text:style-name="P13">Aula 22 – <text:span text:style-name="T5">Depuração</text:span></text:p>
      <text:p text:style-name="P13"><text:span text:style-name="T5"><text:tab/>O que é depuração?</text:span></text:p>
      <text:p text:style-name="P13"><text:span text:style-name="T5"><text:tab/><text:tab/></text:span><text:span text:style-name="T2">Forma de execução do script linha por linha, é uma forma que identifica erros e <text:tab/><text:tab/><text:tab/>fazer uma analise detalhada de como o programa funciona</text:span></text:p>
      <text:p text:style-name="P13"><text:span text:style-name="T2"/></text:p>
      <text:p text:style-name="P14">Aula 25 – <text:span text:style-name="T5">Operadores Lógicos</text:span></text:p>
      <text:p text:style-name="P14"><text:span text:style-name="T5"><text:tab/></text:span></text:p>
      <text:p text:style-name="P15">And - <text:span text:style-name="T5">e</text:span></text:p>
      <text:p text:style-name="P15">Or - <text:span text:style-name="T5">ou</text:span></text:p>
      <text:p text:style-name="P15">Not - <text:span text:style-name="T5">negação</text:span></text:p>
      <text:p text:style-name="P15">Is - <text:span text:style-name="T5">é</text:span></text:p>
      <text:p text:style-name="P15">Is not – <text:span text:style-name="T5">não é</text:span></text:p>
      <text:p text:style-name="P15">in – <text:span text:style-name="T5">esta contido</text:span></text:p>
      <text:p text:style-name="P15">Not in – <text:span text:style-name="T5">não esta contido</text:span></text:p>
      <text:p text:style-name="P15"><text:span text:style-name="T5"/></text:p>
      <text:p text:style-name="P14">Not – <text:span text:style-name="T5">Inverte o resultado final</text:span></text:p>
      <text:p text:style-name="P14">Is – <text:span text:style-name="T5">Usado para dizer se algo é igual a algo</text:span></text:p>
      <text:p text:style-name="P14">Is Not – <text:span text:style-name="T5">Verifica se algo é diferente de algo</text:span></text:p>
      <text:p text:style-name="P14"><text:span text:style-name="T5"/></text:p>
      <text:p text:style-name="P19"><text:span text:style-name="T5">*</text:span><text:span text:style-name="T7">Os blocos de instruções são delimitados pela identação e pelo espaçamento</text:span></text:p>
      <text:p text:style-name="P19"><text:span text:style-name="T7"/></text:p>
      <text:p text:style-name="P16">Aula 29 – <text:span text:style-name="T5">Escopo</text:span></text:p>
      <text:p text:style-name="P16"><text:span text:style-name="T5"><text:tab/>*São os locais onde as variaveis onde elas podem ser acessada</text:span></text:p>
      <text:p text:style-name="P16"><text:span text:style-name="T5"/></text:p>
      <text:p text:style-name="P16"><text:span text:style-name="T5">Caso ela esteja no inicio da página, as variaveis se tornam globais, e podem ser acessadas em qualquer bloco e condição</text:span></text:p>
      <text:p text:style-name="P16"><text:span text:style-name="T5"/></text:p>
      <text:p text:style-name="P16"><text:span text:style-name="T5">Caso ela esteja dentro de um bloco de instrução, a variavel se restringe somente aquele bloco, não podendo ser acessada em mais blocos ou até mesmo fora deleas</text:span></text:p>
      <text:p text:style-name="P16"><text:span text:style-name="T5"/></text:p>
      <text:p text:style-name="P16">Funções: </text:p>
      <text:p text:style-name="P16"><text:tab/>def<text:span text:style-name="T5"> “nome da função” (“variaveis que serão usadas na função”):</text:span></text:p>
      <text:p text:style-name="P16"><text:span text:style-name="T5"><text:tab/><text:tab/>“Intruções que serão executadas”</text:span></text:p>
      <text:p text:style-name="P16"><text:span text:style-name="T5"/></text:p>
      <text:p text:style-name="P16"><text:span text:style-name="T5"><text:tab/><text:tab/></text:span>return <text:span text:style-name="T5">“Variavel que sera retornada ao final da função”</text:span></text:p>
      <text:p text:style-name="P16"><text:span text:style-name="T5"/></text:p>
      <text:p text:style-name="P17">Aula 31 – <text:span text:style-name="T5">Atribuição Multipla</text:span></text:p>
      <text:p text:style-name="P17"><text:span text:style-name="T5"><text:tab/>Tornar possível as tranferencias de valores em variaveis sem precisar criar uma terceira variavel</text:span></text:p>
      <text:p text:style-name="P17"><text:span text:style-name="T5"/></text:p>
      <text:p text:style-name="P17"><text:span text:style-name="T5"><text:tab/></text:span><text:span text:style-name="T11">Ex:<text:tab/><text:tab/><text:tab/><text:tab/></text:span><text:span text:style-name="T3">var1, var2 = 1, 5</text:span></text:p>
      <text:p text:style-name="P17"><text:span text:style-name="T8"/></text:p>
      <text:p text:style-name="P18"><text:span text:style-name="T8"><text:tab/>A </text:span><text:span text:style-name="T5">variavel “var1” recebe o valor 1 já a “var2” recebe o valor 5. Os numeros podem ser trocados por variaveis ou por operações matematic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0:09:39.269919742</meta:creation-date>
    <dc:date>2017-08-22T22:58:52.579604151</dc:date>
    <meta:editing-duration>PT10M5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65" meta:word-count="486" meta:character-count="3026" meta:non-whitespace-character-count="2509"/>
  </office:meta>
</office:document-meta>
</file>